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32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87.22mm"/>
    </style:style>
    <style:style style:name="co7" style:family="table-column">
      <style:table-column-properties fo:break-before="auto" style:column-width="89.94mm"/>
    </style:style>
    <style:style style:name="co8" style:family="table-column">
      <style:table-column-properties fo:break-before="auto" style:column-width="86.68mm"/>
    </style:style>
    <style:style style:name="co9" style:family="table-column">
      <style:table-column-properties fo:break-before="auto" style:column-width="87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9dc7fe6a-3fa4-4461-8975-ecb7218b39a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8_OK</text:p>
          </table:table-cell>
          <table:table-cell office:value-type="string" calcext:value-type="string">
            <text:p>MergeDevice9_DbOk</text:p>
          </table:table-cell>
        </table:table-row>
        <table:table-row table:style-name="ro1">
          <table:table-cell office:value-type="string" calcext:value-type="string">
            <text:p>9dc7fe6a-3fa4-4461-8975-ecb7218b39a3/Track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3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dc7fe6a-3fa4-4461-8975-ecb7218b39a3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4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5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6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7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dc7fe6a-3fa4-4461-8975-ecb7218b39a3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8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9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10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1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1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1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1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dc7fe6a-3fa4-4461-8975-ecb7218b39a3/Track1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</table:table>
      <table:table table:name="8cfbb741-bd63-449f-9e48-4d234264c8d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8_OK</text:p>
          </table:table-cell>
          <table:table-cell office:value-type="string" calcext:value-type="string">
            <text:p>MergeDevice9_DbOk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3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cfbb741-bd63-449f-9e48-4d234264c8d5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6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cfbb741-bd63-449f-9e48-4d234264c8d5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8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cfbb741-bd63-449f-9e48-4d234264c8d5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10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cfbb741-bd63-449f-9e48-4d234264c8d5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</table:table>
      <table:table table:name="13ca98f6-1a9f-4d76-a3b3-a72a16d91916" table:style-name="ta1">
        <table:table-column table:style-name="co1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8_OK</text:p>
          </table:table-cell>
          <table:table-cell office:value-type="string" calcext:value-type="string">
            <text:p>MergeDevice9_DbOk</text:p>
          </table:table-cell>
        </table:table-row>
        <table:table-row table:style-name="ro1">
          <table:table-cell office:value-type="string" calcext:value-type="string">
            <text:p>13ca98f6-1a9f-4d76-a3b3-a72a16d91916/Track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3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4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a98f6-1a9f-4d76-a3b3-a72a16d91916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5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6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7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a98f6-1a9f-4d76-a3b3-a72a16d91916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8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213 the Gangsta Clicc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0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213 feat. Boki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Joystick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Dave Chappelle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4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1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a98f6-1a9f-4d76-a3b3-a72a16d91916/Track1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5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1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a98f6-1a9f-4d76-a3b3-a72a16d91916/Track1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6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1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7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1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8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1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9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ca98f6-1a9f-4d76-a3b3-a72a16d91916/Track1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a98f6-1a9f-4d76-a3b3-a72a16d91916/Track1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</table:table>
      <table:table table:name="7598d527-bc8d-4282-a72c-874f335d05ac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8_OK</text:p>
          </table:table-cell>
          <table:table-cell office:value-type="string" calcext:value-type="string">
            <text:p>MergeDevice9_DbOk</text:p>
          </table:table-cell>
        </table:table-row>
        <table:table-row table:style-name="ro1">
          <table:table-cell office:value-type="string" calcext:value-type="string">
            <text:p>7598d527-bc8d-4282-a72c-874f335d05ac/Track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7598d527-bc8d-4282-a72c-874f335d05ac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7598d527-bc8d-4282-a72c-874f335d05ac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598d527-bc8d-4282-a72c-874f335d05ac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3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7598d527-bc8d-4282-a72c-874f335d05ac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4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7598d527-bc8d-4282-a72c-874f335d05ac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598d527-bc8d-4282-a72c-874f335d05ac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5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7598d527-bc8d-4282-a72c-874f335d05ac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6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7598d527-bc8d-4282-a72c-874f335d05ac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598d527-bc8d-4282-a72c-874f335d05ac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7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7598d527-bc8d-4282-a72c-874f335d05ac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8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7598d527-bc8d-4282-a72c-874f335d05ac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9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7598d527-bc8d-4282-a72c-874f335d05ac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</table:table>
      <table:table table:name="9e097b10-8160-491e-a310-e26e54a86a10" table:style-name="ta1"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8_OK</text:p>
          </table:table-cell>
          <table:table-cell office:value-type="string" calcext:value-type="string">
            <text:p>MergeDevice9_DbOk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</table:table>
      <table:table table:name="be04bc1f-fc63-48f5-b1ca-2723f17d241d" table:style-name="ta1">
        <table:table-column table:style-name="co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8_OK</text:p>
          </table:table-cell>
          <table:table-cell office:value-type="string" calcext:value-type="string">
            <text:p>MergeDevice9_DbOk</text:p>
          </table:table-cell>
        </table:table-row>
        <table:table-row table:style-name="ro1">
          <table:table-cell office:value-type="string" calcext:value-type="string">
            <text:p>be04bc1f-fc63-48f5-b1ca-2723f17d241d/Track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04bc1f-fc63-48f5-b1ca-2723f17d241d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3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4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5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04bc1f-fc63-48f5-b1ca-2723f17d241d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6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7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8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9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0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04bc1f-fc63-48f5-b1ca-2723f17d241d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1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1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3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1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4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1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5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1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04bc1f-fc63-48f5-b1ca-2723f17d241d/Track1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6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1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7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1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8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1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9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e04bc1f-fc63-48f5-b1ca-2723f17d241d/Track1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</table:table>
      <table:table table:name="c212b71b-848c-491c-8ae7-b62a993ae194" table:style-name="ta1"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8_OK</text:p>
          </table:table-cell>
          <table:table-cell office:value-type="string" calcext:value-type="string">
            <text:p>MergeDevice9_DbOk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212b71b-848c-491c-8ae7-b62a993ae194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12b71b-848c-491c-8ae7-b62a993ae194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7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212b71b-848c-491c-8ae7-b62a993ae194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</table:table>
      <table:table table:name="6cc35892-c44f-4aa7-bfee-5f63eca70821" table:style-name="ta1"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8_OK</text:p>
          </table:table-cell>
          <table:table-cell office:value-type="string" calcext:value-type="string">
            <text:p>MergeDevice9_DbOk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Non vérifi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6:04:22.190538890</dc:date>
    <dc:creator>Raphael </dc:creator>
    <meta:editing-duration>PT1M22S</meta:editing-duration>
    <meta:editing-cycles>1</meta:editing-cycles>
    <meta:document-statistic meta:table-count="8" meta:cell-count="1360" meta:object-count="0"/>
    <meta:generator>LibreOffice/5.0.3.2$Linux_X86_64 LibreOffice_project/00m0$Build-2</meta:generator>
  </office:meta>
</office:document-meta>
</file>